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99ff"/>
    </style:style>
    <style:style style:name="P2" style:family="paragraph" style:parent-style-name="Standard">
      <style:paragraph-properties fo:text-align="center" style:justify-single-word="false"/>
      <style:text-properties fo:color="#0099ff" style:font-name="Bitstream Charter"/>
    </style:style>
    <style:style style:name="P3" style:family="paragraph" style:parent-style-name="Standard">
      <style:paragraph-properties fo:text-align="start" style:justify-single-word="false"/>
      <style:text-properties fo:color="#0099ff"/>
    </style:style>
    <style:style style:name="P4" style:family="paragraph" style:parent-style-name="Standard">
      <style:paragraph-properties fo:text-align="start" style:justify-single-word="false"/>
      <style:text-properties fo:color="#000000" style:font-name="Bitstream Charter"/>
    </style:style>
    <style:style style:name="P5" style:family="paragraph" style:parent-style-name="Standard">
      <style:paragraph-properties fo:text-align="start" style:justify-single-word="false"/>
      <style:text-properties fo:color="#000000" style:font-name="Bitstream Charter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Bitstream Charter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Bitstream Charter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Bitstream Charter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666666"/>
    </style:style>
    <style:style style:name="P10" style:family="paragraph" style:parent-style-name="Standard">
      <style:paragraph-properties fo:text-align="start" style:justify-single-word="false"/>
      <style:text-properties fo:color="#666666" style:font-name="Bitstream Charter"/>
    </style:style>
    <style:style style:name="P11" style:family="paragraph" style:parent-style-name="Standard">
      <style:paragraph-properties fo:text-align="start" style:justify-single-word="false"/>
      <style:text-properties fo:color="#666666" style:font-name="Bitstream Charter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666666" style:font-name="Bitstream Charter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6666" style:font-name="Bitstream Charter" fo:font-size="11pt" style:font-size-asian="11pt" style:font-size-complex="11pt"/>
    </style:style>
    <style:style style:name="P14" style:family="paragraph" style:parent-style-name="Standard">
      <style:text-properties fo:color="#000000" style:font-name="Bitstream Charter"/>
    </style:style>
    <style:style style:name="P15" style:family="paragraph" style:parent-style-name="Standard">
      <style:paragraph-properties fo:text-align="start" style:justify-single-word="false"/>
      <style:text-properties fo:color="#000000" style:font-name="Bitstream Charter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style:font-name="Bitstream Charter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Bitstream Charter" fo:background-color="#cccccc"/>
    </style:style>
    <style:style style:name="P18" style:family="paragraph" style:parent-style-name="Standard">
      <style:paragraph-properties fo:text-align="start" style:justify-single-word="false"/>
      <style:text-properties fo:color="#666666" style:font-name="Bitstream Char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style:font-name="Bitstream Charter"/>
    </style:style>
    <style:style style:name="T3" style:family="text">
      <style:text-properties fo:color="#000000" style:font-name="Bitstream Charter" fo:font-weight="bold" style:font-weight-asian="bold" style:font-weight-complex="bold"/>
    </style:style>
    <style:style style:name="T4" style:family="text">
      <style:text-properties fo:color="#666666" style:font-name="Bitstream Charter" fo:font-size="11pt" style:font-size-asian="11pt" style:font-size-complex="11pt"/>
    </style:style>
    <style:style style:name="T5" style:family="text">
      <style:text-properties fo:background-color="#ccccc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fo:padding="0.15cm" fo:border="0.26pt solid #000000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fo:padding="0.15cm" fo:border="0.26pt solid #000000" style:shadow="none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cédure d'installation des nœuds pour le Cluster Résilience</text:span> </text:p>
      <text:p text:style-name="P1"/>
      <text:p text:style-name="P1"/>
      <text:p text:style-name="P1"/>
      <text:p text:style-name="P4"/>
      <text:p text:style-name="P5">1. Installation Debian sur un nœud (machine):</text:p>
      <text:p text:style-name="P4"><text:line-break/>- Activer la virtualisation dans le BIOS section processor<text:line-break/>- Installation Debian Squeeze 64 par PXE<text:line-break/>- Suivre le Schéma de partitionnement suivant :<text:line-break/><text:tab/>- partition /boot (ext3) 1G<text:line-break/><text:tab/>- partition / (ext4) 20G<text:line-break/><text:tab/>- partition swap 8G<text:line-break/><text:tab/>- partition LVM (le reste de la taille disponible)<text:line-break/><text:tab/>- Ajouter un utilisateur toor<text:line-break/>- Installer uniquement le système de base + serveur OpenSSH<text:line-break/></text:p>
      <text:p text:style-name="P4"/>
      <text:p text:style-name="P5">2. Configuration d'un nœud (machine):</text:p>
      <text:p text:style-name="P3"><text:span text:style-name="T2"><text:line-break/></text:span><text:span text:style-name="T3">a- Après l'installation se connecter en SSH (root) et initialiser le système comme cela :</text:span></text:p>
      <text:p text:style-name="P4"><text:line-break/>$ vim /etc/apt/sources.list:</text:p>
      <text:p text:style-name="P4"><draw:frame draw:style-name="fr1" draw:name="Cadre1" text:anchor-type="paragraph" svg:x="0.109cm" svg:y="0.469cm" svg:width="16.699cm" draw:z-index="0"><draw:text-box fo:min-height="4.195cm"><text:p text:style-name="P3"><text:span text:style-name="T2"> deb </text:span><text:bookmark text:name="OBJ_PREFIX_DWT851"/><text:bookmark text:name="OBJ_PREFIX_DWT850"/><text:a xlink:type="simple" xlink:href="http://mirror.ifr.lan/debian" office:target-frame-name="_blank" xlink:show="new">http://mirror.ifr.lan/debian</text:a><text:span text:style-name="T2"> squeeze main<text:line-break/> deb </text:span><text:bookmark text:name="OBJ_PREFIX_DWT853"/><text:bookmark text:name="OBJ_PREFIX_DWT852"/><text:a xlink:type="simple" xlink:href="http://mirror.ifr.lan/debian-security/" office:target-frame-name="_blank" xlink:show="new">http://mirror.ifr.lan/debian-security/</text:a><text:span text:style-name="T2"> squeeze/updates main<text:line-break/> deb </text:span><text:bookmark text:name="OBJ_PREFIX_DWT855"/><text:bookmark text:name="OBJ_PREFIX_DWT854"/><text:a xlink:type="simple" xlink:href="http://mirror.ifr.lan/debian" office:target-frame-name="_blank" xlink:show="new">http://mirror.ifr.lan/debian</text:a><text:span text:style-name="T2"> squeeze-updates main<text:line-break/><text:line-break/> #deb-src </text:span><text:bookmark text:name="OBJ_PREFIX_DWT857"/><text:bookmark text:name="OBJ_PREFIX_DWT856"/><text:a xlink:type="simple" xlink:href="http://debian.ifr.lan/debian" office:target-frame-name="_blank" xlink:show="new">http://debian.ifr.lan/debian</text:a><text:span text:style-name="T2"> squeeze main non-free contrib<text:line-break/> #deb-src </text:span><text:bookmark text:name="OBJ_PREFIX_DWT859"/><text:bookmark text:name="OBJ_PREFIX_DWT858"/><text:a xlink:type="simple" xlink:href="http://debian.ifr.lan/debian-security/" office:target-frame-name="_blank" xlink:show="new">http://debian.ifr.lan/debian-security/</text:a><text:span text:style-name="T2"> squeeze/updates main contrib non-free<text:line-break/> #deb-src </text:span><text:bookmark text:name="OBJ_PREFIX_DWT861"/><text:bookmark text:name="OBJ_PREFIX_DWT860"/><text:a xlink:type="simple" xlink:href="http://debian.ifr.lan/debian" office:target-frame-name="_blank" xlink:show="new">http://debian.ifr.lan/debian</text:a><text:span text:style-name="T2"> squeeze-updates main contrib non-free</text:span></text:p></draw:text-box></draw:frame><text:line-break/>$ aptitude update<text:line-break/>$ aptitude safe-upgrade<text:line-break/>$ aptitude install lvm2<text:line-break/>$ fdisk -l (récupérer le chemin de la device LVM (/dev/sda7 il me semble)<text:line-break/>$ pvcreate /dev/sda7<text:line-break/>$ vgcreate vg_vm /dev/sda7<text:line-break/><text:line-break/>$ aptitude install kvm qemu-kvm libvirt-bin virtinst<text:line-break/>$ useradd -a -G toor sudo<text:line-break/>$ usermod -a -G toor libvirt<text:line-break/>$ usermod -a -G toor kvm<text:line-break/>$ usermod -a -G root libvirt<text:line-break/>$ usermod -a -G root kvm<text:line-break/></text:p>
      <text:p text:style-name="P3"><text:soft-page-break/><text:span text:style-name="T2"><text:line-break/></text:span><text:span text:style-name="T3"> b- Se reconnecter en utilisateur toor à la machine</text:span></text:p>
      <text:p text:style-name="P4"><text:line-break/>$ sudo /etc/init.d/libvirt-bin restart<text:line-break/>$ sudo vim /etc/network/interfaces :</text:p>
      <text:p text:style-name="P4"/>
      <text:p text:style-name="P4"><draw:frame draw:style-name="fr2" draw:name="Cadre2" text:anchor-type="paragraph" svg:x="2.568cm" svg:y="0.395cm" svg:width="11.79cm" draw:z-index="1"><draw:text-box fo:min-height="9.222cm"><text:p text:style-name="P14">auto lo<text:line-break/>iface lo inet loopback<text:line-break/><text:line-break/># The primary network interface<text:line-break/>#allow-hotplug eth0<text:line-break/>#iface eth0 inet dhcp<text:line-break/>auto eth0<text:line-break/>iface eth0 inet dhcp<text:line-break/><text:line-break/>auto br0<text:line-break/>iface br0 inet dhcp<text:line-break/>#<text:tab/>address 10.10.4.157<text:line-break/>#<text:tab/>network 10.10.4.0<text:line-break/>#<text:tab/>netmask 255.255.255.0<text:line-break/>#<text:tab/>broadcast 10.10.4.155<text:line-break/>#<text:tab/>gateway 10.10.4.1<text:line-break/> <text:s text:c="7"/>bridge_ports eth0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line-break/>$ sudo /etc/init.d/networking restart </text:p>
      <text:p text:style-name="P4">(ici ça peut prendre un peu de temps avant que la connexion SSH se réactive) Sinon aller physiquement sur la machine voir ce qu'il passe<text:line-break/> au niveau du réseau.<text:line-break/>La machine est maintenant prête, exporter sa clef publique SSH sur le noeud au niveau du compte toor</text:p>
      <text:p text:style-name="P4"><text:line-break/>$ ssh-copy-id toor@node<text:line-break/></text:p>
      <text:p text:style-name="P5">3. Création de nœuds (VM) avec virt-Manager:</text:p>
      <text:p text:style-name="P5"/>
      <text:p text:style-name="P4">- Rajouter le node dans virt-manager<text:line-break/>- Initialiser l'espace de stockage des VMs :<text:line-break/> <text:s/>-&gt; dans stockage ajouter:<text:line-break/> <text:s text:c="4"/>nom: vmpool<text:line-break/> <text:s text:c="4"/>type: logical: LVM volume group<text:line-break/> <text:s text:c="4"/>chemin: /dev/vg_vm<text:line-break/> <text:s text:c="4"/>et valider.<text:line-break/>- L'installation des VM peut se faire par PXE.<text:line-break/><text:line-break/></text:p>
      <text:p text:style-name="P4"><text:line-break/><text:soft-page-break/></text:p>
      <text:p text:style-name="P5">4. Configuration de l'IPV6</text:p>
      <text:p text:style-name="P5"/>
      <text:p text:style-name="P6">Installation et configuration du serveur DHCP6</text:p>
      <text:p text:style-name="P4"><text:line-break/>installer le serveur dhcp<text:line-break/>$sudo aptitude install isc-dhcp-server<text:line-break/><text:line-break/><text:line-break/>configuration /etc/network/interfaces de la machine qui héberge le serveur dhcp:</text:p>
      <text:p text:style-name="P4"/>
      <text:p text:style-name="P4"><draw:frame draw:style-name="fr3" draw:name="Cadre3" text:anchor-type="paragraph" svg:x="1.605cm" svg:y="0.319cm" svg:width="13.33cm" draw:z-index="2"><draw:text-box fo:min-height="15.401cm"><text:p text:style-name="P4"><text:line-break/># This file describes the network interfaces available on your system<text:line-break/># and how to activate them. For more information, see interfaces(5).<text:line-break/><text:line-break/># The loopback network interface<text:line-break/>auto lo<text:line-break/>iface lo inet loopback<text:line-break/><text:line-break/># The primary network interface<text:line-break/>#allow-hotplug eth0<text:line-break/>auto eth0<text:line-break/>iface eth0 inet manual<text:line-break/><text:line-break/>auto br0<text:line-break/>iface br0 inet dhcp<text:line-break/>#<text:tab/>address 10.10.4.157<text:line-break/># <text:tab/>network 10.10.4.0<text:line-break/># <text:tab/>netmask 255.255.255.0<text:line-break/># <text:tab/>broadcast 10.10.4.155<text:line-break/># <text:tab/>gateway 10.10.4.1<text:line-break/> <text:s text:c="6"/>bridge_ports eth0<text:line-break/><text:line-break/>auto eth1<text:line-break/>iface eth1 inet6 manual<text:line-break/><text:line-break/>auto br1<text:line-break/>iface br1 inet6 static<text:line-break/> <text:s text:c="5"/>address fd88:9fde:bd6e:f57a::11<text:line-break/> <text:s text:c="5"/>netmask 64<text:line-break/></text:p></draw:text-box></draw:frame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<text:line-break/><text:line-break/>suivre le lien suivant pour configurer le serveur dhcp:<text:line-break/></text:span><text:bookmark text:name="OBJ_PREFIX_DWT862"/><text:a xlink:type="simple" xlink:href="http://www.buntschu.ch/blog/?p=344" office:target-frame-name="_blank" xlink:show="new">http://www.buntschu.ch/blog/?p=344</text:a><text:span text:style-name="T2"><text:line-break/></text:span></text:p>
      <text:p text:style-name="P4"/>
      <text:p text:style-name="P4"/>
      <text:p text:style-name="P4"/>
      <text:p text:style-name="P4"><text:soft-page-break/>le contenu fichier /etc/dhcp/dhcp6.conf doit correspondre à :<text:line-break/></text:p>
      <text:p text:style-name="P4"><draw:frame draw:style-name="fr2" draw:name="Cadre4" text:anchor-type="paragraph" svg:x="1.175cm" svg:y="0.148cm" svg:width="14.676cm" draw:z-index="3"><draw:text-box fo:min-height="3.586cm"><text:p text:style-name="P4">option domain-name "ifr6.lan";<text:line-break/>default-lease-time 600;<text:line-break/>max-lease-time 7200;<text:line-break/>log-facility local7;<text:line-break/>subnet6 fd88:9fde:bd6e:f57a::/64 {<text:line-break/> <text:s text:c="3"/>range6 fd88:9fde:bd6e:f57a::12 fd88:9fde:bd6e:f57a:ffff:ffff:ffff:ffff;}<text:line-break/><text:line-break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4">copier le contenue du fichier isc-dhcp6-server, qui est dans le même répertoire que cette fiche, dans le fichier /ect/init.d/isc-dhcp6-server</text:p>
      <text:p text:style-name="P4"/>
      <text:p text:style-name="P4"/>
      <text:p text:style-name="P7">Installation et configuration du client dhcp6 </text:p>
      <text:p text:style-name="P7"/>
      <text:p text:style-name="P4">Dans la configuration de la vm rajouter une autre interface réseaux écoutant sur br1<text:line-break/></text:p>
      <text:p text:style-name="P4">coté client dhcp installer wide-dhcpv6-client:<text:line-break/>$ sudo aptitude install wide-dhcpv6-client<text:line-break/>lors de l'installation choisir interface eth1 <text:line-break/><text:line-break/>Modifier le fichier de configuration /etc/wide-dhcpv6/dhcp6c.conf<text:line-break/></text:p>
      <text:p text:style-name="P4"><draw:frame draw:style-name="fr2" draw:name="Cadre5" text:anchor-type="paragraph" svg:x="2.739cm" svg:y="0.362cm" svg:width="11.329cm" draw:z-index="4"><draw:text-box fo:min-height="3.408cm"><text:p text:style-name="P4">profile default<text:line-break/>{<text:line-break/> <text:s/>information-only;<text:line-break/><text:line-break/> <text:s/>request domain-name-servers;<text:line-break/> <text:s/>request domain-name;<text:line-break/><text:line-break/> <text:s/>script "/etc/wide-dhcpv6/dhcp6c-script";<text:line-break/>};<text:line-break/><text:line-break/>interface eth1 {<text:line-break/> <text:s text:c="7"/>request domain-name-servers;<text:line-break/> <text:s text:c="7"/>request domain-name;<text:line-break/> <text:s text:c="7"/>send rapid-commit;<text:line-break/> <text:s text:c="7"/>send ia-na 15;<text:line-break/> <text:s text:c="7"/>script "/etc/wide-dhcpv6/dhcp6c-script";<text:line-break/>};<text:line-break/><text:line-break/>id-assoc na 15 { #<text:line-break/>};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line-break/></text:p>
      <text:p text:style-name="P4"/>
      <text:p text:style-name="P4"/>
      <text:p text:style-name="P3"><text:span text:style-name="T2"><text:line-break/></text:span><text:soft-page-break/><text:span text:style-name="T2">modifier le fichier de configuration /etc/network/interfaces de la machine cliente:<text:line-break/><text:line-break/></text:span></text:p>
      <text:p text:style-name="P4"><draw:frame draw:style-name="fr2" draw:name="Cadre6" text:anchor-type="paragraph" svg:x="0.981cm" svg:y="0.109cm" svg:width="14.483cm" draw:z-index="5"><draw:text-box fo:min-height="7.119cm"><text:p text:style-name="P4">auto lo<text:line-break/>iface lo inet loopback<text:line-break/><text:line-break/># The primary network interface<text:line-break/>allow-hotplug eth0<text:line-break/>iface eth0 inet dhcp<text:line-break/><text:line-break/>auto eth1<text:line-break/>iface eth1 inet6 manual <text:line-break/> <text:s text:c="7"/>post-up /etc/init.d/wide-dhcpv6-client start &amp;&amp; route -6 add fd88:9fde:bd6e:f57a::/64 eth1<text:line-break/> <text:s text:c="7"/>post-down /etc/init.d/wide-dhcpv6-client stop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i l'interface réseau eth1 n'est pas initialisé avec l'adresse IPV6 ou si elle n’apparaît pas lors de la commande ifconfig, suivre les étapes suivante dans l'ordre:</text:p>
      <text:p text:style-name="P4"><text:s text:c="6"/></text:p>
      <text:list xml:id="list2036300366" text:style-name="L1">
        <text:list-item>
          <text:p text:style-name="P16">Vérifier si le fichier <text:span text:style-name="T5">/etc/default/ wide-dhcpv6-client</text:span> contient <text:span text:style-name="T5">INTERFACES="eth1"</text:span></text:p>
        </text:list-item>
        <text:list-item>
          <text:p text:style-name="P16">Exécuter la commande <text:span text:style-name="T5">ifconfig eth1 up</text:span></text:p>
        </text:list-item>
        <text:list-item>
          <text:p text:style-name="P17">/etc/init.d/wide-dhcpv6-client start</text:p>
        </text:list-item>
      </text:list>
      <text:p text:style-name="P4"><text:s/></text:p>
      <text:p text:style-name="P4"/>
      <text:p text:style-name="P4"/>
      <text:p text:style-name="P4"/>
      <text:p text:style-name="P10"/>
      <text:p text:style-name="P10"/>
      <text:p text:style-name="P9"/>
      <text:p text:style-name="P11">Remarques:</text:p>
      <text:p text:style-name="P12"/>
      <text:p text:style-name="P13">toutes les machines disposent des comptes suivants:</text:p>
      <text:p text:style-name="P13">login: root <text:s/><text:tab/>password: wxcvbn</text:p>
      <text:p text:style-name="P13">login: toor <text:s/><text:tab/>password: wxcvbn</text:p>
      <text:p text:style-name="P13"/>
      <text:p text:style-name="P10"/>
      <text:p text:style-name="P9"/>
      <text:p text:style-name="P11">Liens utiles:</text:p>
      <text:p text:style-name="P10"/>
      <text:p text:style-name="P12">Installation serveur de virtualisation :</text:p>
      <text:p text:style-name="P3"><text:a xlink:type="simple" xlink:href="http://maniatux.fr/index.php?article188/serveur-de-virtualisation-kvm-avec-centos-et-console-graphique-distante-1-installation"><text:span text:style-name="T4">http://maniatux.fr/index.php?article188/serveur-de-virtualisation-kvm-avec-centos-et-console-graphique-distante-1-installation</text:span></text:a></text:p>
      <text:p text:style-name="P13"/>
      <text:p text:style-name="P12">Présentation de la console virt-manager :</text:p>
      <text:p text:style-name="P13">http://maniatux.fr/index.php?article189/2-presentation-de-la-console-virt-manager-et-ajout-d-une-machine-virtuelle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houcine </meta:initial-creator>
    <meta:creation-date>2012-09-11T17:36:08</meta:creation-date>
    <dc:date>2012-09-14T10:38:15</dc:date>
    <dc:creator>lahoucine </dc:creator>
    <meta:editing-duration>PT7H27M51S</meta:editing-duration>
    <meta:editing-cycles>68</meta:editing-cycles>
    <meta:generator>LibreOffice/3.4$Unix LibreOffice_project/340m1$Build-402</meta:generator>
    <meta:document-statistic meta:table-count="0" meta:image-count="0" meta:object-count="0" meta:page-count="5" meta:paragraph-count="49" meta:word-count="721" meta:character-count="5620" meta:non-whitespace-character-count="4742"/>
  </office:meta>
</office:document-meta>
</file>